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30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9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26pt" fo:text-shadow="1pt 1pt" style:font-size-asian="26pt" style:font-size-complex="26pt"/>
    </style:style>
    <style:style style:name="T6" style:family="text">
      <style:text-properties fo:color="#ffffff" style:font-name="Segoe UI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914</text:span></text:p>
            <text:p text:style-name="P1"><text:span text:style-name="T2">“</text:span><text:span text:style-name="T2">Light of Light, O Sole-Begott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146cm" svg:height="7.112cm" svg:x="1.524cm" svg:y="0.508cm">
          <draw:text-box>
            <text:p text:style-name="P4"><text:span text:style-name="T3">1. </text:span><text:span text:style-name="T4">Light of Light, O Sole-Begotten</text:span><text:span text:style-name="T4"><text:line-break/></text:span><text:span text:style-name="T4">Radiance of the Father’s face,</text:span><text:span text:style-name="T4"><text:line-break/></text:span><text:span text:style-name="T4">Word made flesh, who lived among us</text:span><text:span text:style-name="T4"><text:line-break/></text:span><text:span text:style-name="T4">Full of truth and full of grac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8" draw:layer="layout" svg:width="25.146cm" svg:height="4.064cm" svg:x="1.524cm" svg:y="0.762cm">
          <draw:text-box>
            <text:p text:style-name="P7"><text:span text:style-name="T4">Shine upon our human darkness;</text:span></text:p>
            <text:p text:style-name="P7"><text:span text:style-name="T4">Pierce the night that shrouds our 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5.146cm" svg:height="7.112cm" svg:x="1.524cm" svg:y="0.508cm">
          <draw:text-box>
            <text:p text:style-name="P4"><text:span text:style-name="T3">2. </text:span><text:span text:style-name="T4">Word eternal, through Your being</text:span><text:span text:style-name="T4"><text:line-break/></text:span><text:span text:style-name="T4">God created all we see,</text:span><text:span text:style-name="T4"><text:line-break/></text:span><text:span text:style-name="T4">When the empty spaces echoed</text:span><text:span text:style-name="T4"><text:line-break/></text:span><text:span text:style-name="T4">With the Father’s “Let there be . . . 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2" draw:layer="layout" svg:width="25.146cm" svg:height="3.631cm" svg:x="1.524cm" svg:y="0.508cm">
          <draw:text-box>
            <text:p text:style-name="P1"><text:span text:style-name="T4">Light and life burst from the glorious</text:span><text:span text:style-name="T4"><text:line-break/></text:span><text:span text:style-name="T4">Power of Your majest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6" draw:text-style-name="P5" draw:layer="layout" svg:width="25.146cm" svg:height="7.011cm" svg:x="1.27cm" svg:y="0.762cm">
          <draw:text-box>
            <text:p text:style-name="P4"><text:span text:style-name="T3">3. </text:span><text:span text:style-name="T4">Still Your brooding Spirit hovers</text:span><text:span text:style-name="T4"><text:line-break/></text:span><text:span text:style-name="T4">Over chaos, dark and deep,</text:span><text:span text:style-name="T4"><text:line-break/></text:span><text:span text:style-name="T4">Calling out with invitation:</text:span><text:span text:style-name="T4"><text:line-break/></text:span><text:span text:style-name="T4">“Rise, awaken from your sleep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7" draw:text-style-name="P2" draw:layer="layout" svg:width="25.146cm" svg:height="3.631cm" svg:x="1.524cm" svg:y="0.508cm">
          <draw:text-box>
            <text:p text:style-name="P1"><text:span text:style-name="T4">Christ the Lord will shine upon you</text:span><text:span text:style-name="T4"><text:line-break/></text:span><text:span text:style-name="T4">And from death your soul shall keep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6" draw:text-style-name="P5" draw:layer="layout" svg:width="25.146cm" svg:height="7.011cm" svg:x="1.524cm" svg:y="0.508cm">
          <draw:text-box>
            <text:p text:style-name="P4"><text:span text:style-name="T3">4. </text:span><text:span text:style-name="T4">Come, Lord Jesus, by Your Spirit</text:span><text:span text:style-name="T4"><text:line-break/></text:span><text:span text:style-name="T4">In our hearts Your work begin,</text:span><text:span text:style-name="T4"><text:line-break/></text:span><text:span text:style-name="T4">Bring the healing restoration</text:span><text:span text:style-name="T4"><text:line-break/></text:span><text:span text:style-name="T4">Of Your image lost by si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8" draw:text-style-name="P2" draw:layer="layout" svg:width="25.146cm" svg:height="11.938cm" svg:x="1.524cm" svg:y="0.762cm">
          <draw:text-box>
            <text:p text:style-name="P1"><text:span text:style-name="T4">From Your fullness all receiving</text:span><text:span text:style-name="T4"><text:line-break/></text:span><text:span text:style-name="T4">Grace on grace, new life within!</text:span></text:p>
            <text:p text:style-name="P9"><text:span text:style-name="T5"><text:line-break/></text:span><text:span text:style-name="T5"/></text:p>
            <text:p text:style-name="P9"><text:span text:style-name="T6"/></text:p>
            <text:p text:style-name="P9"><text:span text:style-name="T6"/></text:p>
            <text:p text:style-name="P9"><text:span text:style-name="T7">© 1992 Stephen P. Starke. <text:s/></text:span></text:p>
            <text:p text:style-name="P9"><text:span text:style-name="T7">Used by permission: </text:span></text:p>
            <text:p text:style-name="P9"><text:span text:style-name="T7">LSB Hymn License <text:s/></text:span></text:p>
            <text:p text:style-name="P9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Intro-background" style:display-name="1030%20Intro-background" style:family="presentation">
      <style:graphic-properties draw:stroke="none" style:repeat="stretch"/>
      <style:text-properties style:letter-kerning="true"/>
    </style:style>
    <style:style style:name="_31_030_25_20Intro-backgroundobjects" style:display-name="1030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Intro-notes" style:display-name="1030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Intro-outline1" style:display-name="1030%20Intro-outline1" style:family="presentation">
      <style:graphic-properties draw:stroke="none" draw:fill="none" draw:auto-grow-height="false" draw:fit-to-size="shrink-to-fit" style:shrink-to-fit="true">
        <text:list-style style:name="_31_030_25_20Intro-outline1" style:display-name="1030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Intro-outline2" style:display-name="1030%20Intro-outline2" style:family="presentation" style:parent-style-name="_31_030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Intro-outline3" style:display-name="1030%20Intro-outline3" style:family="presentation" style:parent-style-name="_31_030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Intro-outline4" style:display-name="1030%20Intro-outline4" style:family="presentation" style:parent-style-name="_31_030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Intro-outline5" style:display-name="1030%20Intro-outline5" style:family="presentation" style:parent-style-name="_31_030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Intro-outline6" style:display-name="1030%20Intro-outline6" style:family="presentation" style:parent-style-name="_31_030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Intro-outline7" style:display-name="1030%20Intro-outline7" style:family="presentation" style:parent-style-name="_31_030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Intro-outline8" style:display-name="1030%20Intro-outline8" style:family="presentation" style:parent-style-name="_31_030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Intro-outline9" style:display-name="1030%20Intro-outline9" style:family="presentation" style:parent-style-name="_31_030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Intro-subtitle" style:display-name="1030%20Intro-subtitle" style:family="presentation">
      <style:graphic-properties draw:stroke="none" draw:fill="none" draw:textarea-vertical-align="middle">
        <text:list-style style:name="_31_030_25_20Intro-subtitle" style:display-name="1030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Intro-title" style:display-name="1030%20Intro-title" style:family="presentation">
      <style:graphic-properties draw:stroke="none" draw:fill="none" draw:textarea-vertical-align="middle">
        <text:list-style style:name="_31_030_25_20Intro-title" style:display-name="1030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Intro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Intro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Intro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Intro" style:display-name="1030%20Intro" style:page-layout-name="PM1" draw:style-name="Mdp2">
      <draw:frame presentation:style-name="_31_030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Intr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Intro-title" draw:layer="backgroundobjects" svg:width="13.968cm" svg:height="10.476cm" svg:x="3.81cm" svg:y="2.123cm" presentation:class="page"/>
        <draw:frame presentation:style-name="_31_030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3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3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21:31:12.889000000</meta:creation-date>
    <dc:date>2019-01-18T16:53:33.160000000</dc:date>
    <meta:editing-duration>PT10M18S</meta:editing-duration>
    <meta:editing-cycles>5</meta:editing-cycles>
    <meta:generator>LibreOffice/6.1.3.2$Windows_X86_64 LibreOffice_project/86daf60bf00efa86ad547e59e09d6bb77c699acb</meta:generator>
    <meta:document-statistic meta:object-count="167"/>
  </office:meta>
</office:document-meta>
</file>